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009b" officeooo:paragraph-rsid="0010009b"/>
    </style:style>
    <style:style style:name="P2" style:family="paragraph" style:parent-style-name="Standard">
      <style:text-properties officeooo:rsid="00128482" officeooo:paragraph-rsid="00128482"/>
    </style:style>
    <style:style style:name="P3" style:family="paragraph" style:parent-style-name="Standard">
      <style:text-properties officeooo:rsid="001501f5" officeooo:paragraph-rsid="001501f5"/>
    </style:style>
    <style:style style:name="P4" style:family="paragraph" style:parent-style-name="Standard">
      <style:text-properties officeooo:rsid="0017d9ac" officeooo:paragraph-rsid="0017d9ac"/>
    </style:style>
    <style:style style:name="P5" style:family="paragraph" style:parent-style-name="Standard">
      <style:text-properties officeooo:rsid="001aa4d9" officeooo:paragraph-rsid="001aa4d9"/>
    </style:style>
    <style:style style:name="P6" style:family="paragraph" style:parent-style-name="Preformatted_20_Text">
      <style:text-properties officeooo:rsid="0010009b" officeooo:paragraph-rsid="0010009b"/>
    </style:style>
    <style:style style:name="P7" style:family="paragraph" style:parent-style-name="Preformatted_20_Text">
      <style:text-properties officeooo:paragraph-rsid="0010009b"/>
    </style:style>
    <style:style style:name="P8" style:family="paragraph" style:parent-style-name="Preformatted_20_Text">
      <style:text-properties officeooo:rsid="0011a0a0" officeooo:paragraph-rsid="0011a0a0"/>
    </style:style>
    <style:style style:name="P9" style:family="paragraph" style:parent-style-name="Preformatted_20_Text">
      <style:text-properties officeooo:rsid="00128482" officeooo:paragraph-rsid="00128482"/>
    </style:style>
    <style:style style:name="P10" style:family="paragraph" style:parent-style-name="Preformatted_20_Text">
      <style:text-properties officeooo:rsid="001501f5" officeooo:paragraph-rsid="001501f5"/>
    </style:style>
    <style:style style:name="P11" style:family="paragraph" style:parent-style-name="Preformatted_20_Text">
      <style:text-properties officeooo:rsid="0017d9ac" officeooo:paragraph-rsid="0017d9ac"/>
    </style:style>
    <style:style style:name="P12" style:family="paragraph" style:parent-style-name="Preformatted_20_Text">
      <style:text-properties officeooo:rsid="001aa4d9" officeooo:paragraph-rsid="001aa4d9"/>
    </style:style>
    <style:style style:name="P13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1000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P 20%</text:p>
      <text:p text:style-name="P1"/>
      <text:p text:style-name="P7"><text:span text:style-name="T1"><text:s/></text:span><text:s text:c="14"/>precision <text:s text:c="3"/>recall <text:s/>f1-score <text:s text:c="2"/>support</text:p>
      <text:p text:style-name="Preformatted_20_Text"/>
      <text:p text:style-name="Preformatted_20_Text"><text:s text:c="11"/>0 <text:s text:c="6"/>0.93 <text:s text:c="5"/>1.00 <text:s text:c="5"/>0.96 <text:s text:c="7"/>37</text:p>
      <text:p text:style-name="Preformatted_20_Text"><text:s text:c="11"/>1 <text:s text:c="6"/>1.00 <text:s text:c="5"/>0.99 <text:s text:c="5"/>0.99 <text:s text:c="5"/>1143</text:p>
      <text:p text:style-name="Preformatted_20_Text"><text:s text:c="11"/>2 <text:s text:c="6"/>0.99 <text:s text:c="5"/>0.97 <text:s text:c="5"/>0.98 <text:s text:c="6"/>664</text:p>
      <text:p text:style-name="Preformatted_20_Text"><text:s text:c="11"/>3 <text:s text:c="6"/>0.98 <text:s text:c="5"/>0.97 <text:s text:c="5"/>0.98 <text:s text:c="6"/>190</text:p>
      <text:p text:style-name="Preformatted_20_Text"><text:s text:c="11"/>4 <text:s text:c="6"/>1.00 <text:s text:c="5"/>0.99 <text:s text:c="5"/>1.00 <text:s text:c="6"/>386</text:p>
      <text:p text:style-name="Preformatted_20_Text"><text:s text:c="11"/>5 <text:s text:c="6"/>0.99 <text:s text:c="5"/>1.00 <text:s text:c="5"/>0.99 <text:s text:c="6"/>584</text:p>
      <text:p text:style-name="Preformatted_20_Text"><text:s text:c="11"/>6 <text:s text:c="6"/>1.00 <text:s text:c="5"/>1.00 <text:s text:c="5"/>1.00 <text:s text:c="7"/>22</text:p>
      <text:p text:style-name="Preformatted_20_Text"><text:s text:c="11"/>7 <text:s text:c="6"/>1.00 <text:s text:c="5"/>1.00 <text:s text:c="5"/>1.00 <text:s text:c="6"/>382</text:p>
      <text:p text:style-name="Preformatted_20_Text"><text:s text:c="11"/>8 <text:s text:c="6"/>1.00 <text:s text:c="5"/>1.00 <text:s text:c="5"/>1.00 <text:s text:c="7"/>16</text:p>
      <text:p text:style-name="Preformatted_20_Text"><text:s text:c="11"/>9 <text:s text:c="6"/>0.98 <text:s text:c="5"/>1.00 <text:s text:c="5"/>0.99 <text:s text:c="6"/>778</text:p>
      <text:p text:style-name="Preformatted_20_Text"><text:s text:c="10"/>10 <text:s text:c="6"/>0.99 <text:s text:c="5"/>0.99 <text:s text:c="5"/>0.99 <text:s text:c="5"/>1964</text:p>
      <text:p text:style-name="Preformatted_20_Text"><text:s text:c="10"/>11 <text:s text:c="6"/>0.95 <text:s text:c="5"/>0.96 <text:s text:c="5"/>0.96 <text:s text:c="6"/>475</text:p>
      <text:p text:style-name="Preformatted_20_Text"><text:s text:c="10"/>12 <text:s text:c="6"/>0.99 <text:s text:c="5"/>0.97 <text:s text:c="5"/>0.98 <text:s text:c="6"/>164</text:p>
      <text:p text:style-name="Preformatted_20_Text"><text:s text:c="10"/>13 <text:s text:c="6"/>1.00 <text:s text:c="5"/>1.00 <text:s text:c="5"/>1.00 <text:s text:c="5"/>1012</text:p>
      <text:p text:style-name="Preformatted_20_Text"><text:s text:c="10"/>14 <text:s text:c="6"/>1.00 <text:s text:c="5"/>0.98 <text:s text:c="5"/>0.99 <text:s text:c="6"/>309</text:p>
      <text:p text:style-name="Preformatted_20_Text"><text:s text:c="10"/>15 <text:s text:c="6"/>0.93 <text:s text:c="5"/>0.93 <text:s text:c="5"/>0.93 <text:s text:c="7"/>74</text:p>
      <text:p text:style-name="Preformatted_20_Text"/>
      <text:p text:style-name="Preformatted_20_Text"><text:s text:c="4"/>accuracy <text:s text:c="26"/>0.99 <text:s text:c="5"/>8200</text:p>
      <text:p text:style-name="Preformatted_20_Text"><text:s text:c="3"/>macro avg <text:s text:c="6"/>0.98 <text:s text:c="5"/>0.99 <text:s text:c="5"/>0.98 <text:s text:c="5"/>8200</text:p>
      <text:p text:style-name="Preformatted_20_Text">weighted avg <text:s text:c="6"/>0.99 <text:s text:c="5"/>0.99 <text:s text:c="5"/>0.99 <text:s text:c="5"/>8200</text:p>
      <text:p text:style-name="Preformatted_20_Text"/>
      <text:p text:style-name="Preformatted_20_Text">[[ <text:s/>37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</text:p>
      <text:p text:style-name="Preformatted_20_Text"><text:s text:c="5"/>0 <text:s text:c="3"/>0]</text:p>
      <text:p text:style-name="Preformatted_20_Text"><text:s/>[ <text:s text:c="2"/>0 1131 <text:s text:c="3"/>0 <text:s text:c="3"/>0 <text:s text:c="3"/>0 <text:s text:c="3"/>0 <text:s text:c="3"/>0 <text:s text:c="3"/>0 <text:s text:c="3"/>0 <text:s text:c="3"/>1 <text:s text:c="2"/>11 <text:s text:c="3"/>0 <text:s text:c="3"/>0 <text:s text:c="3"/>0</text:p>
      <text:p text:style-name="Preformatted_20_Text"><text:s text:c="5"/>0 <text:s text:c="3"/>0]</text:p>
      <text:p text:style-name="Preformatted_20_Text"><text:s/>[ <text:s text:c="2"/>0 <text:s text:c="3"/>0 <text:s/>646 <text:s text:c="3"/>1 <text:s text:c="3"/>0 <text:s text:c="3"/>0 <text:s text:c="3"/>0 <text:s text:c="3"/>0 <text:s text:c="3"/>0 <text:s text:c="3"/>0 <text:s text:c="3"/>0 <text:s text:c="2"/>17 <text:s text:c="3"/>0 <text:s text:c="3"/>0</text:p>
      <text:p text:style-name="Preformatted_20_Text"><text:s text:c="5"/>0 <text:s text:c="3"/>0]</text:p>
      <text:p text:style-name="Preformatted_20_Text"><text:s/>[ <text:s text:c="2"/>0 <text:s text:c="3"/>0 <text:s text:c="3"/>2 <text:s/>185 <text:s text:c="3"/>0 <text:s text:c="3"/>0 <text:s text:c="3"/>0 <text:s text:c="3"/>0 <text:s text:c="3"/>0 <text:s text:c="3"/>0 <text:s text:c="3"/>0 <text:s text:c="3"/>3 <text:s text:c="3"/>0 <text:s text:c="3"/>0</text:p>
      <text:p text:style-name="Preformatted_20_Text"><text:s text:c="5"/>0 <text:s text:c="3"/>0]</text:p>
      <text:p text:style-name="Preformatted_20_Text"><text:s/>[ <text:s text:c="2"/>0 <text:s text:c="3"/>0 <text:s text:c="3"/>0 <text:s text:c="3"/>0 <text:s/>384 <text:s text:c="3"/>0 <text:s text:c="3"/>0 <text:s text:c="3"/>0 <text:s text:c="3"/>0 <text:s text:c="3"/>0 <text:s text:c="3"/>2 <text:s text:c="3"/>0 <text:s text:c="3"/>0 <text:s text:c="3"/>0</text:p>
      <text:p text:style-name="Preformatted_20_Text"><text:s text:c="5"/>0 <text:s text:c="3"/>0]</text:p>
      <text:p text:style-name="Preformatted_20_Text"><text:s/>[ <text:s text:c="2"/>0 <text:s text:c="3"/>0 <text:s text:c="3"/>0 <text:s text:c="3"/>0 <text:s text:c="3"/>0 <text:s/>584 <text:s text:c="3"/>0 <text:s text:c="3"/>0 <text:s text:c="3"/>0 <text:s text:c="3"/>0 <text:s text:c="3"/>0 <text:s text:c="3"/>0 <text:s text:c="3"/>0 <text:s text:c="3"/>0</text:p>
      <text:p text:style-name="Preformatted_20_Text"><text:s text:c="5"/>0 <text:s text:c="3"/>0]</text:p>
      <text:p text:style-name="Preformatted_20_Text"><text:s/>[ <text:s text:c="2"/>0 <text:s text:c="3"/>0 <text:s text:c="3"/>0 <text:s text:c="3"/>0 <text:s text:c="3"/>0 <text:s text:c="3"/>0 <text:s text:c="2"/>22 <text:s text:c="3"/>0 <text:s text:c="3"/>0 <text:s text:c="3"/>0 <text:s text:c="3"/>0 <text:s text:c="3"/>0 <text:s text:c="3"/>0 <text:s text:c="3"/>0</text:p>
      <text:p text:style-name="Preformatted_20_Text"><text:s text:c="5"/>0 <text:s text:c="3"/>0]</text:p>
      <text:p text:style-name="Preformatted_20_Text"><text:s/>[ <text:s text:c="2"/>0 <text:s text:c="3"/>0 <text:s text:c="3"/>0 <text:s text:c="3"/>0 <text:s text:c="3"/>0 <text:s text:c="3"/>0 <text:s text:c="3"/>0 <text:s/>382 <text:s text:c="3"/>0 <text:s text:c="3"/>0 <text:s text:c="3"/>0 <text:s text:c="3"/>0 <text:s text:c="3"/>0 <text:s text:c="3"/>0</text:p>
      <text:p text:style-name="Preformatted_20_Text"><text:s text:c="5"/>0 <text:s text:c="3"/>0]</text:p>
      <text:p text:style-name="Preformatted_20_Text"><text:s/>[ <text:s text:c="2"/>0 <text:s text:c="3"/>0 <text:s text:c="3"/>0 <text:s text:c="3"/>0 <text:s text:c="3"/>0 <text:s text:c="3"/>0 <text:s text:c="3"/>0 <text:s text:c="3"/>0 <text:s text:c="2"/>16 <text:s text:c="3"/>0 <text:s text:c="3"/>0 <text:s text:c="3"/>0 <text:s text:c="3"/>0 <text:s text:c="3"/>0</text:p>
      <text:p text:style-name="Preformatted_20_Text"><text:s text:c="5"/>0 <text:s text:c="3"/>0]</text:p>
      <text:p text:style-name="Preformatted_20_Text"><text:s/>[ <text:s text:c="2"/>0 <text:s text:c="3"/>0 <text:s text:c="3"/>0 <text:s text:c="3"/>0 <text:s text:c="3"/>0 <text:s text:c="3"/>0 <text:s text:c="3"/>0 <text:s text:c="3"/>0 <text:s text:c="3"/>0 <text:s/>777 <text:s text:c="3"/>0 <text:s text:c="3"/>0 <text:s text:c="3"/>0 <text:s text:c="3"/>0</text:p>
      <text:p text:style-name="Preformatted_20_Text"><text:s text:c="5"/>1 <text:s text:c="3"/>0]</text:p>
      <text:p text:style-name="Preformatted_20_Text"><text:s/>[ <text:s text:c="2"/>0 <text:s text:c="3"/>5 <text:s text:c="3"/>0 <text:s text:c="3"/>0 <text:s text:c="3"/>0 <text:s text:c="3"/>7 <text:s text:c="3"/>0 <text:s text:c="3"/>0 <text:s text:c="3"/>0 <text:s text:c="3"/>0 1950 <text:s text:c="3"/>0 <text:s text:c="3"/>2 <text:s text:c="3"/>0</text:p>
      <text:p text:style-name="Preformatted_20_Text"><text:s text:c="5"/>0 <text:s text:c="3"/>0]</text:p>
      <text:p text:style-name="Preformatted_20_Text"><text:s/>[ <text:s text:c="2"/>0 <text:s text:c="3"/>0 <text:s text:c="3"/>0 <text:s text:c="3"/>2 <text:s text:c="3"/>0 <text:s text:c="3"/>0 <text:s text:c="3"/>0 <text:s text:c="3"/>0 <text:s text:c="3"/>0 <text:s text:c="2"/>11 <text:s text:c="3"/>0 <text:s/>457 <text:s text:c="3"/>0 <text:s text:c="3"/>0</text:p>
      <text:p text:style-name="Preformatted_20_Text"><text:s text:c="5"/>0 <text:s text:c="3"/>5]</text:p>
      <text:p text:style-name="Preformatted_20_Text"><text:s/>[ <text:s text:c="2"/>0 <text:s text:c="3"/>0 <text:s text:c="3"/>5 <text:s text:c="3"/>0 <text:s text:c="3"/>0 <text:s text:c="3"/>0 <text:s text:c="3"/>0 <text:s text:c="3"/>0 <text:s text:c="3"/>0 <text:s text:c="3"/>0 <text:s text:c="3"/>0 <text:s text:c="3"/>0 <text:s/>159 <text:s text:c="3"/>0</text:p>
      <text:p text:style-name="Preformatted_20_Text"><text:s text:c="5"/>0 <text:s text:c="3"/>0]</text:p>
      <text:p text:style-name="Preformatted_20_Text"><text:s/>[ <text:s text:c="2"/>0 <text:s text:c="3"/>0 <text:s text:c="3"/>0 <text:s text:c="3"/>0 <text:s text:c="3"/>0 <text:s text:c="3"/>0 <text:s text:c="3"/>0 <text:s text:c="3"/>0 <text:s text:c="3"/>0 <text:s text:c="3"/>0 <text:s text:c="3"/>2 <text:s text:c="3"/>0 <text:s text:c="3"/>0 1010</text:p>
      <text:p text:style-name="Preformatted_20_Text"><text:s text:c="5"/>0 <text:s text:c="3"/>0]</text:p>
      <text:p text:style-name="Preformatted_20_Text"><text:s/>[ <text:s text:c="2"/>3 <text:s text:c="3"/>0 <text:s text:c="3"/>0 <text:s text:c="3"/>0 <text:s text:c="3"/>0 <text:s text:c="3"/>0 <text:s text:c="3"/>0 <text:s text:c="3"/>0 <text:s text:c="3"/>0 <text:s text:c="3"/>2 <text:s text:c="3"/>0 <text:s text:c="3"/>0 <text:s text:c="3"/>0 <text:s text:c="3"/>0</text:p>
      <text:p text:style-name="Preformatted_20_Text"><text:s text:c="3"/>304 <text:s text:c="3"/>0]</text:p>
      <text:p text:style-name="Preformatted_20_Text"><text:s/>[ <text:s text:c="2"/>0 <text:s text:c="3"/>0 <text:s text:c="3"/>0 <text:s text:c="3"/>0 <text:s text:c="3"/>0 <text:s text:c="3"/>0 <text:s text:c="3"/>0 <text:s text:c="3"/>0 <text:s text:c="3"/>0 <text:s text:c="3"/>0 <text:s text:c="3"/>0 <text:s text:c="3"/>5 <text:s text:c="3"/>0 <text:s text:c="3"/>0</text:p>
      <text:p text:style-name="Preformatted_20_Text"><text:s text:c="5"/>0 <text:s text:c="2"/>69]]</text:p>
      <text:p text:style-name="Preformatted_20_Text">0.9879041436446524</text:p>
      <text:p text:style-name="P13">98.9390243902439</text:p>
      <text:p text:style-name="P8"><text:soft-page-break/>10%</text:p>
      <text:p text:style-name="P8"/>
      <text:p text:style-name="P8"><text:s text:c="14"/>precision <text:s text:c="3"/>recall <text:s/>f1-score <text:s text:c="2"/>support</text:p>
      <text:p text:style-name="Preformatted_20_Text"/>
      <text:p text:style-name="Preformatted_20_Text"><text:s text:c="11"/>0 <text:s text:c="6"/>1.00 <text:s text:c="5"/>0.95 <text:s text:c="5"/>0.97 <text:s text:c="7"/>41</text:p>
      <text:p text:style-name="Preformatted_20_Text"><text:s text:c="11"/>1 <text:s text:c="6"/>0.95 <text:s text:c="5"/>0.94 <text:s text:c="5"/>0.95 <text:s text:c="5"/>1285</text:p>
      <text:p text:style-name="Preformatted_20_Text"><text:s text:c="11"/>2 <text:s text:c="6"/>0.90 <text:s text:c="5"/>0.90 <text:s text:c="5"/>0.90 <text:s text:c="6"/>747</text:p>
      <text:p text:style-name="Preformatted_20_Text"><text:s text:c="11"/>3 <text:s text:c="6"/>0.94 <text:s text:c="5"/>0.97 <text:s text:c="5"/>0.95 <text:s text:c="6"/>213</text:p>
      <text:p text:style-name="Preformatted_20_Text"><text:s text:c="11"/>4 <text:s text:c="6"/>0.91 <text:s text:c="5"/>0.98 <text:s text:c="5"/>0.95 <text:s text:c="6"/>435</text:p>
      <text:p text:style-name="Preformatted_20_Text"><text:s text:c="11"/>5 <text:s text:c="6"/>0.99 <text:s text:c="5"/>0.99 <text:s text:c="5"/>0.99 <text:s text:c="6"/>657</text:p>
      <text:p text:style-name="Preformatted_20_Text"><text:s text:c="11"/>6 <text:s text:c="6"/>1.00 <text:s text:c="5"/>1.00 <text:s text:c="5"/>1.00 <text:s text:c="7"/>25</text:p>
      <text:p text:style-name="Preformatted_20_Text"><text:s text:c="11"/>7 <text:s text:c="6"/>1.00 <text:s text:c="5"/>1.00 <text:s text:c="5"/>1.00 <text:s text:c="6"/>430</text:p>
      <text:p text:style-name="Preformatted_20_Text"><text:s text:c="11"/>8 <text:s text:c="6"/>1.00 <text:s text:c="5"/>0.94 <text:s text:c="5"/>0.97 <text:s text:c="7"/>18</text:p>
      <text:p text:style-name="Preformatted_20_Text"><text:s text:c="11"/>9 <text:s text:c="6"/>0.97 <text:s text:c="5"/>0.91 <text:s text:c="5"/>0.94 <text:s text:c="6"/>875</text:p>
      <text:p text:style-name="Preformatted_20_Text"><text:s text:c="10"/>10 <text:s text:c="6"/>0.96 <text:s text:c="5"/>0.98 <text:s text:c="5"/>0.97 <text:s text:c="5"/>2210</text:p>
      <text:p text:style-name="Preformatted_20_Text"><text:s text:c="10"/>11 <text:s text:c="6"/>0.91 <text:s text:c="5"/>0.96 <text:s text:c="5"/>0.93 <text:s text:c="6"/>534</text:p>
      <text:p text:style-name="Preformatted_20_Text"><text:s text:c="10"/>12 <text:s text:c="6"/>0.96 <text:s text:c="5"/>0.82 <text:s text:c="5"/>0.89 <text:s text:c="6"/>185</text:p>
      <text:p text:style-name="Preformatted_20_Text"><text:s text:c="10"/>13 <text:s text:c="6"/>0.97 <text:s text:c="5"/>0.96 <text:s text:c="5"/>0.97 <text:s text:c="5"/>1139</text:p>
      <text:p text:style-name="Preformatted_20_Text"><text:s text:c="10"/>14 <text:s text:c="6"/>0.97 <text:s text:c="5"/>0.98 <text:s text:c="5"/>0.98 <text:s text:c="6"/>347</text:p>
      <text:p text:style-name="Preformatted_20_Text"><text:s text:c="10"/>15 <text:s text:c="6"/>0.83 <text:s text:c="5"/>0.89 <text:s text:c="5"/>0.86 <text:s text:c="7"/>84</text:p>
      <text:p text:style-name="Preformatted_20_Text"/>
      <text:p text:style-name="Preformatted_20_Text"><text:s text:c="4"/>accuracy <text:s text:c="26"/>0.95 <text:s text:c="5"/>9225</text:p>
      <text:p text:style-name="Preformatted_20_Text"><text:s text:c="3"/>macro avg <text:s text:c="6"/>0.95 <text:s text:c="5"/>0.95 <text:s text:c="5"/>0.95 <text:s text:c="5"/>9225</text:p>
      <text:p text:style-name="Preformatted_20_Text">weighted avg <text:s text:c="6"/>0.96 <text:s text:c="5"/>0.95 <text:s text:c="5"/>0.95 <text:s text:c="5"/>9225</text:p>
      <text:p text:style-name="Preformatted_20_Text"/>
      <text:p text:style-name="Preformatted_20_Text">[[ <text:s/>39 <text:s text:c="3"/>2 <text:s text:c="3"/>0 <text:s text:c="3"/>0 <text:s text:c="3"/>0 <text:s text:c="3"/>0 <text:s text:c="3"/>0 <text:s text:c="3"/>0 <text:s text:c="3"/>0 <text:s text:c="3"/>0 <text:s text:c="3"/>0 <text:s text:c="3"/>0 <text:s text:c="3"/>0 <text:s text:c="3"/>0</text:p>
      <text:p text:style-name="Preformatted_20_Text"><text:s text:c="5"/>0 <text:s text:c="3"/>0]</text:p>
      <text:p text:style-name="Preformatted_20_Text"><text:s/>[ <text:s text:c="2"/>0 1211 <text:s text:c="2"/>27 <text:s text:c="2"/>11 <text:s text:c="3"/>0 <text:s text:c="3"/>0 <text:s text:c="3"/>0 <text:s text:c="3"/>0 <text:s text:c="3"/>0 <text:s text:c="2"/>11 <text:s text:c="2"/>10 <text:s text:c="3"/>0 <text:s text:c="3"/>0 <text:s text:c="2"/>14</text:p>
      <text:p text:style-name="Preformatted_20_Text"><text:s text:c="5"/>0 <text:s text:c="3"/>1]</text:p>
      <text:p text:style-name="Preformatted_20_Text"><text:s/>[ <text:s text:c="2"/>0 <text:s text:c="2"/>10 <text:s/>670 <text:s text:c="3"/>2 <text:s text:c="2"/>12 <text:s text:c="3"/>0 <text:s text:c="3"/>0 <text:s text:c="3"/>0 <text:s text:c="3"/>0 <text:s text:c="3"/>1 <text:s text:c="2"/>21 <text:s text:c="2"/>25 <text:s text:c="3"/>0 <text:s text:c="3"/>6</text:p>
      <text:p text:style-name="Preformatted_20_Text"><text:s text:c="5"/>0 <text:s text:c="3"/>0]</text:p>
      <text:p text:style-name="Preformatted_20_Text"><text:s/>[ <text:s text:c="2"/>0 <text:s text:c="3"/>0 <text:s text:c="3"/>0 <text:s/>206 <text:s text:c="3"/>0 <text:s text:c="3"/>0 <text:s text:c="3"/>0 <text:s text:c="3"/>0 <text:s text:c="3"/>0 <text:s text:c="3"/>0 <text:s text:c="3"/>0 <text:s text:c="3"/>7 <text:s text:c="3"/>0 <text:s text:c="3"/>0</text:p>
      <text:p text:style-name="Preformatted_20_Text"><text:s text:c="5"/>0 <text:s text:c="3"/>0]</text:p>
      <text:p text:style-name="Preformatted_20_Text"><text:s/>[ <text:s text:c="2"/>0 <text:s text:c="3"/>0 <text:s text:c="3"/>4 <text:s text:c="3"/>0 <text:s/>427 <text:s text:c="3"/>0 <text:s text:c="3"/>0 <text:s text:c="3"/>0 <text:s text:c="3"/>0 <text:s text:c="3"/>0 <text:s text:c="3"/>0 <text:s text:c="3"/>0 <text:s text:c="3"/>0 <text:s text:c="3"/>4</text:p>
      <text:p text:style-name="Preformatted_20_Text"><text:s text:c="5"/>0 <text:s text:c="3"/>0]</text:p>
      <text:p text:style-name="Preformatted_20_Text"><text:s/>[ <text:s text:c="2"/>0 <text:s text:c="3"/>0 <text:s text:c="3"/>0 <text:s text:c="3"/>0 <text:s text:c="3"/>0 <text:s/>653 <text:s text:c="3"/>0 <text:s text:c="3"/>0 <text:s text:c="3"/>0 <text:s text:c="3"/>0 <text:s text:c="3"/>4 <text:s text:c="3"/>0 <text:s text:c="3"/>0 <text:s text:c="3"/>0</text:p>
      <text:p text:style-name="Preformatted_20_Text"><text:s text:c="5"/>0 <text:s text:c="3"/>0]</text:p>
      <text:p text:style-name="Preformatted_20_Text"><text:s/>[ <text:s text:c="2"/>0 <text:s text:c="3"/>0 <text:s text:c="3"/>0 <text:s text:c="3"/>0 <text:s text:c="3"/>0 <text:s text:c="3"/>0 <text:s text:c="2"/>25 <text:s text:c="3"/>0 <text:s text:c="3"/>0 <text:s text:c="3"/>0 <text:s text:c="3"/>0 <text:s text:c="3"/>0 <text:s text:c="3"/>0 <text:s text:c="3"/>0</text:p>
      <text:p text:style-name="Preformatted_20_Text"><text:s text:c="5"/>0 <text:s text:c="3"/>0]</text:p>
      <text:p text:style-name="Preformatted_20_Text"><text:s/>[ <text:s text:c="2"/>0 <text:s text:c="3"/>0 <text:s text:c="3"/>0 <text:s text:c="3"/>0 <text:s text:c="3"/>0 <text:s text:c="3"/>0 <text:s text:c="3"/>0 <text:s/>430 <text:s text:c="3"/>0 <text:s text:c="3"/>0 <text:s text:c="3"/>0 <text:s text:c="3"/>0 <text:s text:c="3"/>0 <text:s text:c="3"/>0</text:p>
      <text:p text:style-name="Preformatted_20_Text"><text:s text:c="5"/>0 <text:s text:c="3"/>0]</text:p>
      <text:p text:style-name="Preformatted_20_Text"><text:s/>[ <text:s text:c="2"/>0 <text:s text:c="3"/>0 <text:s text:c="3"/>0 <text:s text:c="3"/>0 <text:s text:c="3"/>1 <text:s text:c="3"/>0 <text:s text:c="3"/>0 <text:s text:c="3"/>0 <text:s text:c="2"/>17 <text:s text:c="3"/>0 <text:s text:c="3"/>0 <text:s text:c="3"/>0 <text:s text:c="3"/>0 <text:s text:c="3"/>0</text:p>
      <text:p text:style-name="Preformatted_20_Text"><text:s text:c="5"/>0 <text:s text:c="3"/>0]</text:p>
      <text:p text:style-name="Preformatted_20_Text"><text:s/>[ <text:s text:c="2"/>0 <text:s text:c="2"/>20 <text:s text:c="2"/>11 <text:s text:c="3"/>0 <text:s text:c="3"/>0 <text:s text:c="3"/>0 <text:s text:c="3"/>0 <text:s text:c="3"/>0 <text:s text:c="3"/>0 <text:s/>799 <text:s text:c="2"/>17 <text:s text:c="2"/>12 <text:s text:c="3"/>0 <text:s text:c="3"/>7</text:p>
      <text:p text:style-name="Preformatted_20_Text"><text:s text:c="5"/>9 <text:s text:c="3"/>0]</text:p>
      <text:p text:style-name="Preformatted_20_Text"><text:s/>[ <text:s text:c="2"/>0 <text:s text:c="2"/>28 <text:s text:c="3"/>0 <text:s text:c="3"/>0 <text:s text:c="3"/>8 <text:s text:c="3"/>6 <text:s text:c="3"/>0 <text:s text:c="3"/>0 <text:s text:c="3"/>0 <text:s text:c="3"/>6 2158 <text:s text:c="3"/>0 <text:s text:c="3"/>4 <text:s text:c="3"/>0</text:p>
      <text:p text:style-name="Preformatted_20_Text"><text:s text:c="5"/>0 <text:s text:c="3"/>0]</text:p>
      <text:p text:style-name="Preformatted_20_Text"><text:s/>[ <text:s text:c="2"/>0 <text:s text:c="3"/>0 <text:s text:c="3"/>4 <text:s text:c="3"/>1 <text:s text:c="3"/>0 <text:s text:c="3"/>0 <text:s text:c="3"/>0 <text:s text:c="3"/>0 <text:s text:c="3"/>0 <text:s text:c="3"/>1 <text:s text:c="3"/>0 <text:s/>514 <text:s text:c="3"/>0 <text:s text:c="3"/>0</text:p>
      <text:p text:style-name="Preformatted_20_Text"><text:s text:c="5"/>0 <text:s text:c="2"/>14]</text:p>
      <text:p text:style-name="Preformatted_20_Text"><text:s/>[ <text:s text:c="2"/>0 <text:s text:c="3"/>0 <text:s text:c="2"/>25 <text:s text:c="3"/>0 <text:s text:c="3"/>1 <text:s text:c="3"/>2 <text:s text:c="3"/>0 <text:s text:c="3"/>0 <text:s text:c="3"/>0 <text:s text:c="3"/>0 <text:s text:c="3"/>3 <text:s text:c="3"/>0 <text:s/>152 <text:s text:c="3"/>2</text:p>
      <text:p text:style-name="Preformatted_20_Text"><text:s text:c="5"/>0 <text:s text:c="3"/>0]</text:p>
      <text:p text:style-name="Preformatted_20_Text"><text:s/>[ <text:s text:c="2"/>0 <text:s text:c="3"/>0 <text:s text:c="3"/>0 <text:s text:c="3"/>0 <text:s text:c="2"/>19 <text:s text:c="3"/>0 <text:s text:c="3"/>0 <text:s text:c="3"/>0 <text:s text:c="3"/>0 <text:s text:c="3"/>2 <text:s text:c="2"/>25 <text:s text:c="3"/>0 <text:s text:c="3"/>0 1093</text:p>
      <text:p text:style-name="Preformatted_20_Text"><text:s text:c="5"/>0 <text:s text:c="3"/>0]</text:p>
      <text:p text:style-name="Preformatted_20_Text"><text:s/>[ <text:s text:c="2"/>0 <text:s text:c="3"/>4 <text:s text:c="3"/>0 <text:s text:c="3"/>0 <text:s text:c="3"/>0 <text:s text:c="3"/>0 <text:s text:c="3"/>0 <text:s text:c="3"/>0 <text:s text:c="3"/>0 <text:s text:c="3"/>0 <text:s text:c="3"/>0 <text:s text:c="3"/>2 <text:s text:c="3"/>2 <text:s text:c="3"/>0</text:p>
      <text:p text:style-name="Preformatted_20_Text"><text:s text:c="3"/>339 <text:s text:c="3"/>0]</text:p>
      <text:p text:style-name="Preformatted_20_Text"><text:s/>[ <text:s text:c="2"/>0 <text:s text:c="3"/>2 <text:s text:c="3"/>0 <text:s text:c="3"/>0 <text:s text:c="3"/>0 <text:s text:c="3"/>0 <text:s text:c="3"/>0 <text:s text:c="3"/>0 <text:s text:c="3"/>0 <text:s text:c="3"/>0 <text:s text:c="3"/>0 <text:s text:c="3"/>7 <text:s text:c="3"/>0 <text:s text:c="3"/>0</text:p>
      <text:p text:style-name="Preformatted_20_Text"><text:s text:c="5"/>0 <text:s text:c="2"/>75]]</text:p>
      <text:p text:style-name="Preformatted_20_Text">0.9484531130054572</text:p>
      <text:p text:style-name="P13">95.47967479674797</text:p>
      <text:p text:style-name="P8"><text:soft-page-break/>5%</text:p>
      <text:p text:style-name="P1"/>
      <text:p text:style-name="P6">precision <text:s text:c="3"/>recall <text:s/>f1-score <text:s text:c="2"/>support</text:p>
      <text:p text:style-name="Preformatted_20_Text"/>
      <text:p text:style-name="Preformatted_20_Text"><text:s text:c="11"/>0 <text:s text:c="6"/>0.84 <text:s text:c="5"/>0.59 <text:s text:c="5"/>0.69 <text:s text:c="7"/>44</text:p>
      <text:p text:style-name="Preformatted_20_Text"><text:s text:c="11"/>1 <text:s text:c="6"/>0.92 <text:s text:c="5"/>0.89 <text:s text:c="5"/>0.91 <text:s text:c="5"/>1357</text:p>
      <text:p text:style-name="Preformatted_20_Text"><text:s text:c="11"/>2 <text:s text:c="6"/>0.81 <text:s text:c="5"/>0.81 <text:s text:c="5"/>0.81 <text:s text:c="6"/>789</text:p>
      <text:p text:style-name="Preformatted_20_Text"><text:s text:c="11"/>3 <text:s text:c="6"/>0.89 <text:s text:c="5"/>0.83 <text:s text:c="5"/>0.86 <text:s text:c="6"/>225</text:p>
      <text:p text:style-name="Preformatted_20_Text"><text:s text:c="11"/>4 <text:s text:c="6"/>0.92 <text:s text:c="5"/>0.77 <text:s text:c="5"/>0.84 <text:s text:c="6"/>459</text:p>
      <text:p text:style-name="Preformatted_20_Text"><text:s text:c="11"/>5 <text:s text:c="6"/>0.91 <text:s text:c="5"/>0.97 <text:s text:c="5"/>0.94 <text:s text:c="6"/>693</text:p>
      <text:p text:style-name="Preformatted_20_Text"><text:s text:c="11"/>6 <text:s text:c="6"/>0.00 <text:s text:c="5"/>0.00 <text:s text:c="5"/>0.00 <text:s text:c="7"/>27</text:p>
      <text:p text:style-name="Preformatted_20_Text"><text:s text:c="11"/>7 <text:s text:c="6"/>1.00 <text:s text:c="5"/>0.99 <text:s text:c="5"/>1.00 <text:s text:c="6"/>454</text:p>
      <text:p text:style-name="Preformatted_20_Text"><text:s text:c="11"/>8 <text:s text:c="6"/>0.00 <text:s text:c="5"/>0.00 <text:s text:c="5"/>0.00 <text:s text:c="7"/>19</text:p>
      <text:p text:style-name="Preformatted_20_Text"><text:s text:c="11"/>9 <text:s text:c="6"/>0.91 <text:s text:c="5"/>0.88 <text:s text:c="5"/>0.89 <text:s text:c="6"/>923</text:p>
      <text:p text:style-name="Preformatted_20_Text"><text:s text:c="10"/>10 <text:s text:c="6"/>0.94 <text:s text:c="5"/>0.97 <text:s text:c="5"/>0.95 <text:s text:c="5"/>2332</text:p>
      <text:p text:style-name="Preformatted_20_Text"><text:s text:c="10"/>11 <text:s text:c="6"/>0.80 <text:s text:c="5"/>0.87 <text:s text:c="5"/>0.84 <text:s text:c="6"/>563</text:p>
      <text:p text:style-name="Preformatted_20_Text"><text:s text:c="10"/>12 <text:s text:c="6"/>0.64 <text:s text:c="5"/>0.70 <text:s text:c="5"/>0.67 <text:s text:c="6"/>195</text:p>
      <text:p text:style-name="Preformatted_20_Text"><text:s text:c="10"/>13 <text:s text:c="6"/>0.94 <text:s text:c="5"/>1.00 <text:s text:c="5"/>0.97 <text:s text:c="5"/>1202</text:p>
      <text:p text:style-name="Preformatted_20_Text"><text:s text:c="10"/>14 <text:s text:c="6"/>0.89 <text:s text:c="5"/>0.76 <text:s text:c="5"/>0.82 <text:s text:c="6"/>367</text:p>
      <text:p text:style-name="Preformatted_20_Text"><text:s text:c="10"/>15 <text:s text:c="6"/>0.85 <text:s text:c="5"/>0.91 <text:s text:c="5"/>0.88 <text:s text:c="7"/>88</text:p>
      <text:p text:style-name="Preformatted_20_Text"/>
      <text:p text:style-name="Preformatted_20_Text"><text:s text:c="4"/>accuracy <text:s text:c="26"/>0.90 <text:s text:c="5"/>9737</text:p>
      <text:p text:style-name="Preformatted_20_Text"><text:s text:c="3"/>macro avg <text:s text:c="6"/>0.77 <text:s text:c="5"/>0.75 <text:s text:c="5"/>0.75 <text:s text:c="5"/>9737</text:p>
      <text:p text:style-name="Preformatted_20_Text">weighted avg <text:s text:c="6"/>0.90 <text:s text:c="5"/>0.90 <text:s text:c="5"/>0.90 <text:s text:c="5"/>9737</text:p>
      <text:p text:style-name="Preformatted_20_Text"/>
      <text:p text:style-name="Preformatted_20_Text">[[ <text:s/>26 <text:s text:c="3"/>2 <text:s text:c="3"/>0 <text:s text:c="3"/>0 <text:s text:c="3"/>0 <text:s text:c="2"/>14 <text:s text:c="3"/>0 <text:s text:c="3"/>0 <text:s text:c="3"/>0 <text:s text:c="3"/>2 <text:s text:c="3"/>0 <text:s text:c="3"/>0 <text:s text:c="3"/>0 <text:s text:c="3"/>0</text:p>
      <text:p text:style-name="Preformatted_20_Text"><text:s text:c="5"/>0 <text:s text:c="3"/>0]</text:p>
      <text:p text:style-name="Preformatted_20_Text"><text:s/>[ <text:s text:c="2"/>0 1212 <text:s text:c="2"/>17 <text:s text:c="3"/>0 <text:s text:c="3"/>0 <text:s text:c="3"/>6 <text:s text:c="3"/>0 <text:s text:c="3"/>0 <text:s text:c="3"/>0 <text:s text:c="3"/>4 <text:s text:c="2"/>79 <text:s text:c="2"/>23 <text:s text:c="3"/>0 <text:s text:c="2"/>16</text:p>
      <text:p text:style-name="Preformatted_20_Text"><text:s text:c="5"/>0 <text:s text:c="3"/>0]</text:p>
      <text:p text:style-name="Preformatted_20_Text"><text:s/>[ <text:s text:c="2"/>0 <text:s text:c="2"/>10 <text:s/>637 <text:s text:c="2"/>13 <text:s text:c="2"/>14 <text:s text:c="3"/>0 <text:s text:c="3"/>0 <text:s text:c="3"/>0 <text:s text:c="3"/>0 <text:s text:c="2"/>23 <text:s text:c="3"/>7 <text:s text:c="2"/>41 <text:s text:c="2"/>44 <text:s text:c="3"/>0</text:p>
      <text:p text:style-name="Preformatted_20_Text"><text:s text:c="5"/>0 <text:s text:c="3"/>0]</text:p>
      <text:p text:style-name="Preformatted_20_Text"><text:s/>[ <text:s text:c="2"/>0 <text:s text:c="3"/>6 <text:s text:c="3"/>4 <text:s/>187 <text:s text:c="3"/>0 <text:s text:c="3"/>0 <text:s text:c="3"/>0 <text:s text:c="3"/>0 <text:s text:c="3"/>0 <text:s text:c="3"/>0 <text:s text:c="3"/>0 <text:s text:c="2"/>25 <text:s text:c="3"/>0 <text:s text:c="3"/>0</text:p>
      <text:p text:style-name="Preformatted_20_Text"><text:s text:c="5"/>3 <text:s text:c="3"/>0]</text:p>
      <text:p text:style-name="Preformatted_20_Text"><text:s/>[ <text:s text:c="2"/>0 <text:s text:c="3"/>0 <text:s text:c="2"/>22 <text:s text:c="3"/>1 <text:s/>355 <text:s text:c="2"/>40 <text:s text:c="3"/>0 <text:s text:c="3"/>0 <text:s text:c="3"/>0 <text:s text:c="3"/>0 <text:s text:c="3"/>1 <text:s text:c="3"/>0 <text:s text:c="3"/>3 <text:s text:c="2"/>37</text:p>
      <text:p text:style-name="Preformatted_20_Text"><text:s text:c="5"/>0 <text:s text:c="3"/>0]</text:p>
      <text:p text:style-name="Preformatted_20_Text"><text:s/>[ <text:s text:c="2"/>0 <text:s text:c="3"/>6 <text:s text:c="3"/>0 <text:s text:c="3"/>1 <text:s text:c="3"/>0 <text:s/>672 <text:s text:c="3"/>0 <text:s text:c="3"/>0 <text:s text:c="3"/>0 <text:s text:c="3"/>1 <text:s text:c="2"/>10 <text:s text:c="3"/>0 <text:s text:c="3"/>3 <text:s text:c="3"/>0</text:p>
      <text:p text:style-name="Preformatted_20_Text"><text:s text:c="5"/>0 <text:s text:c="3"/>0]</text:p>
      <text:p text:style-name="Preformatted_20_Text"><text:s/>[ <text:s text:c="2"/>0 <text:s text:c="3"/>0 <text:s text:c="3"/>0 <text:s text:c="3"/>0 <text:s text:c="3"/>0 <text:s text:c="3"/>0 <text:s text:c="3"/>0 <text:s text:c="3"/>0 <text:s text:c="3"/>0 <text:s text:c="3"/>7 <text:s text:c="3"/>0 <text:s text:c="3"/>0 <text:s text:c="3"/>0 <text:s text:c="3"/>0</text:p>
      <text:p text:style-name="Preformatted_20_Text"><text:s text:c="4"/>20 <text:s text:c="3"/>0]</text:p>
      <text:p text:style-name="Preformatted_20_Text"><text:s/>[ <text:s text:c="2"/>0 <text:s text:c="3"/>0 <text:s text:c="3"/>0 <text:s text:c="3"/>0 <text:s text:c="3"/>0 <text:s text:c="3"/>0 <text:s text:c="3"/>0 <text:s/>450 <text:s text:c="3"/>0 <text:s text:c="3"/>0 <text:s text:c="3"/>0 <text:s text:c="3"/>0 <text:s text:c="3"/>0 <text:s text:c="3"/>4</text:p>
      <text:p text:style-name="Preformatted_20_Text"><text:s text:c="5"/>0 <text:s text:c="3"/>0]</text:p>
      <text:p text:style-name="Preformatted_20_Text"><text:s/>[ <text:s text:c="2"/>5 <text:s text:c="3"/>0 <text:s text:c="3"/>1 <text:s text:c="3"/>0 <text:s text:c="3"/>4 <text:s text:c="3"/>0 <text:s text:c="3"/>0 <text:s text:c="3"/>0 <text:s text:c="3"/>0 <text:s text:c="3"/>0 <text:s text:c="3"/>0 <text:s text:c="3"/>9 <text:s text:c="3"/>0 <text:s text:c="3"/>0</text:p>
      <text:p text:style-name="Preformatted_20_Text"><text:s text:c="5"/>0 <text:s text:c="3"/>0]</text:p>
      <text:p text:style-name="Preformatted_20_Text"><text:s/>[ <text:s text:c="2"/>0 <text:s text:c="2"/>13 <text:s text:c="2"/>47 <text:s text:c="3"/>0 <text:s text:c="3"/>0 <text:s text:c="3"/>0 <text:s text:c="3"/>0 <text:s text:c="3"/>0 <text:s text:c="3"/>0 <text:s/>811 <text:s text:c="2"/>32 <text:s text:c="3"/>6 <text:s text:c="3"/>1 <text:s text:c="3"/>8</text:p>
      <text:p text:style-name="Preformatted_20_Text"><text:s text:c="5"/>5 <text:s text:c="3"/>0]</text:p>
      <text:p text:style-name="Preformatted_20_Text"><text:s/>[ <text:s text:c="2"/>0 <text:s text:c="2"/>23 <text:s text:c="3"/>0 <text:s text:c="3"/>0 <text:s text:c="2"/>13 <text:s text:c="3"/>5 <text:s text:c="3"/>0 <text:s text:c="3"/>0 <text:s text:c="3"/>0 <text:s text:c="3"/>3 2255 <text:s text:c="3"/>0 <text:s text:c="2"/>22 <text:s text:c="2"/>11</text:p>
      <text:p text:style-name="Preformatted_20_Text"><text:s text:c="5"/>0 <text:s text:c="3"/>0]</text:p>
      <text:p text:style-name="Preformatted_20_Text"><text:s/>[ <text:s text:c="2"/>0 <text:s text:c="3"/>1 <text:s text:c="3"/>6 <text:s text:c="3"/>9 <text:s text:c="3"/>0 <text:s text:c="3"/>0 <text:s text:c="3"/>0 <text:s text:c="3"/>0 <text:s text:c="3"/>0 <text:s text:c="2"/>15 <text:s text:c="2"/>18 <text:s/>492 <text:s text:c="3"/>0 <text:s text:c="3"/>0</text:p>
      <text:p text:style-name="Preformatted_20_Text"><text:s text:c="5"/>8 <text:s text:c="2"/>14]</text:p>
      <text:p text:style-name="Preformatted_20_Text"><text:s/>[ <text:s text:c="2"/>0 <text:s text:c="3"/>0 <text:s text:c="2"/>54 <text:s text:c="3"/>0 <text:s text:c="3"/>0 <text:s text:c="3"/>0 <text:s text:c="3"/>0 <text:s text:c="3"/>0 <text:s text:c="3"/>0 <text:s text:c="3"/>0 <text:s text:c="3"/>5 <text:s text:c="3"/>0 <text:s/>136 <text:s text:c="3"/>0</text:p>
      <text:p text:style-name="Preformatted_20_Text"><text:s text:c="5"/>0 <text:s text:c="3"/>0]</text:p>
      <text:p text:style-name="Preformatted_20_Text"><text:s/>[ <text:s text:c="2"/>0 <text:s text:c="3"/>0 <text:s text:c="3"/>0 <text:s text:c="3"/>0 <text:s text:c="3"/>0 <text:s text:c="3"/>0 <text:s text:c="3"/>0 <text:s text:c="3"/>0 <text:s text:c="3"/>0 <text:s text:c="3"/>1 <text:s text:c="3"/>1 <text:s text:c="3"/>0 <text:s text:c="3"/>0 1200</text:p>
      <text:p text:style-name="Preformatted_20_Text"><text:s text:c="5"/>0 <text:s text:c="3"/>0]</text:p>
      <text:p text:style-name="Preformatted_20_Text"><text:s/>[ <text:s text:c="2"/>0 <text:s text:c="2"/>47 <text:s text:c="3"/>0 <text:s text:c="3"/>0 <text:s text:c="3"/>0 <text:s text:c="3"/>0 <text:s text:c="3"/>0 <text:s text:c="3"/>0 <text:s text:c="3"/>0 <text:s text:c="2"/>28 <text:s text:c="3"/>0 <text:s text:c="2"/>10 <text:s text:c="3"/>3 <text:s text:c="3"/>0</text:p>
      <text:p text:style-name="Preformatted_20_Text"><text:s text:c="3"/>279 <text:s text:c="3"/>0]</text:p>
      <text:p text:style-name="Preformatted_20_Text"><text:s/>[ <text:s text:c="2"/>0 <text:s text:c="3"/>0 <text:s text:c="3"/>0 <text:s text:c="3"/>0 <text:s text:c="3"/>0 <text:s text:c="3"/>0 <text:s text:c="3"/>0 <text:s text:c="3"/>0 <text:s text:c="3"/>0 <text:s text:c="3"/>0 <text:s text:c="3"/>0 <text:s text:c="3"/>8 <text:s text:c="3"/>0 <text:s text:c="3"/>0</text:p>
      <text:p text:style-name="Preformatted_20_Text"><text:s text:c="5"/>0 <text:s text:c="2"/>80]]</text:p>
      <text:p text:style-name="Preformatted_20_Text">0.8890974890112808</text:p>
      <text:p text:style-name="P13">90.29475197699497</text:p>
      <text:p text:style-name="P2"><text:soft-page-break/>UP 20%</text:p>
      <text:p text:style-name="P2"/>
      <text:p text:style-name="P9"><text:s text:c="10"/>precision <text:s text:c="3"/>recall <text:s/>f1-score <text:s text:c="2"/>support</text:p>
      <text:p text:style-name="Preformatted_20_Text"/>
      <text:p text:style-name="Preformatted_20_Text"><text:s text:c="11"/>0 <text:s text:c="6"/>1.00 <text:s text:c="5"/>1.00 <text:s text:c="5"/>1.00 <text:s text:c="5"/>5305</text:p>
      <text:p text:style-name="Preformatted_20_Text"><text:s text:c="11"/>1 <text:s text:c="6"/>1.00 <text:s text:c="5"/>1.00 <text:s text:c="5"/>1.00 <text:s text:c="4"/>14919</text:p>
      <text:p text:style-name="Preformatted_20_Text"><text:s text:c="11"/>2 <text:s text:c="6"/>1.00 <text:s text:c="5"/>1.00 <text:s text:c="5"/>1.00 <text:s text:c="5"/>1679</text:p>
      <text:p text:style-name="Preformatted_20_Text"><text:s text:c="11"/>3 <text:s text:c="6"/>0.99 <text:s text:c="5"/>0.98 <text:s text:c="5"/>0.99 <text:s text:c="5"/>2451</text:p>
      <text:p text:style-name="Preformatted_20_Text"><text:s text:c="11"/>4 <text:s text:c="6"/>1.00 <text:s text:c="5"/>1.00 <text:s text:c="5"/>1.00 <text:s text:c="5"/>1076</text:p>
      <text:p text:style-name="Preformatted_20_Text"><text:s text:c="11"/>5 <text:s text:c="6"/>1.00 <text:s text:c="5"/>1.00 <text:s text:c="5"/>1.00 <text:s text:c="5"/>4023</text:p>
      <text:p text:style-name="Preformatted_20_Text"><text:s text:c="11"/>6 <text:s text:c="6"/>0.99 <text:s text:c="5"/>1.00 <text:s text:c="5"/>0.99 <text:s text:c="5"/>1064</text:p>
      <text:p text:style-name="Preformatted_20_Text"><text:s text:c="11"/>7 <text:s text:c="6"/>0.99 <text:s text:c="5"/>1.00 <text:s text:c="5"/>1.00 <text:s text:c="5"/>2946</text:p>
      <text:p text:style-name="Preformatted_20_Text"><text:s text:c="11"/>8 <text:s text:c="6"/>0.98 <text:s text:c="5"/>0.97 <text:s text:c="5"/>0.97 <text:s text:c="6"/>758</text:p>
      <text:p text:style-name="Preformatted_20_Text"/>
      <text:p text:style-name="Preformatted_20_Text"><text:s text:c="4"/>accuracy <text:s text:c="26"/>1.00 <text:s text:c="4"/>34221</text:p>
      <text:p text:style-name="Preformatted_20_Text"><text:s text:c="3"/>macro avg <text:s text:c="6"/>0.99 <text:s text:c="5"/>0.99 <text:s text:c="5"/>0.99 <text:s text:c="4"/>34221</text:p>
      <text:p text:style-name="Preformatted_20_Text">weighted avg <text:s text:c="6"/>1.00 <text:s text:c="5"/>1.00 <text:s text:c="5"/>1.00 <text:s text:c="4"/>34221</text:p>
      <text:p text:style-name="Preformatted_20_Text"/>
      <text:p text:style-name="Preformatted_20_Text">[[ 5297 <text:s text:c="4"/>1 <text:s text:c="4"/>0 <text:s text:c="4"/>2 <text:s text:c="4"/>0 <text:s text:c="4"/>0 <text:s text:c="4"/>5 <text:s text:c="4"/>0 <text:s text:c="4"/>0]</text:p>
      <text:p text:style-name="Preformatted_20_Text"><text:s/>[ <text:s text:c="3"/>3 14913 <text:s text:c="4"/>0 <text:s text:c="4"/>3 <text:s text:c="4"/>0 <text:s text:c="4"/>0 <text:s text:c="4"/>0 <text:s text:c="4"/>0 <text:s text:c="4"/>0]</text:p>
      <text:p text:style-name="Preformatted_20_Text"><text:s/>[ <text:s text:c="3"/>0 <text:s text:c="4"/>0 <text:s/>1677 <text:s text:c="4"/>0 <text:s text:c="4"/>0 <text:s text:c="4"/>0 <text:s text:c="4"/>1 <text:s text:c="4"/>1 <text:s text:c="4"/>0]</text:p>
      <text:p text:style-name="Preformatted_20_Text"><text:s/>[ <text:s text:c="2"/>18 <text:s text:c="4"/>4 <text:s text:c="4"/>0 <text:s/>2399 <text:s text:c="4"/>0 <text:s text:c="4"/>0 <text:s text:c="4"/>1 <text:s text:c="3"/>22 <text:s text:c="4"/>7]</text:p>
      <text:p text:style-name="Preformatted_20_Text"><text:s/>[ <text:s text:c="3"/>0 <text:s text:c="4"/>0 <text:s text:c="4"/>0 <text:s text:c="4"/>0 <text:s/>1071 <text:s text:c="4"/>0 <text:s text:c="4"/>0 <text:s text:c="4"/>0 <text:s text:c="4"/>5]</text:p>
      <text:p text:style-name="Preformatted_20_Text"><text:s/>[ <text:s text:c="3"/>0 <text:s text:c="4"/>3 <text:s text:c="4"/>0 <text:s text:c="4"/>0 <text:s text:c="4"/>0 <text:s/>4020 <text:s text:c="4"/>0 <text:s text:c="4"/>0 <text:s text:c="4"/>0]</text:p>
      <text:p text:style-name="Preformatted_20_Text"><text:s/>[ <text:s text:c="3"/>0 <text:s text:c="4"/>0 <text:s text:c="4"/>1 <text:s text:c="4"/>0 <text:s text:c="4"/>0 <text:s text:c="4"/>0 <text:s/>1063 <text:s text:c="4"/>0 <text:s text:c="4"/>0]</text:p>
      <text:p text:style-name="Preformatted_20_Text"><text:s/>[ <text:s text:c="3"/>0 <text:s text:c="4"/>0 <text:s text:c="4"/>0 <text:s text:c="4"/>1 <text:s text:c="4"/>0 <text:s text:c="4"/>0 <text:s text:c="4"/>0 <text:s/>2945 <text:s text:c="4"/>0]</text:p>
      <text:p text:style-name="Preformatted_20_Text"><text:s/>[ <text:s text:c="3"/>0 <text:s text:c="4"/>0 <text:s text:c="4"/>3 <text:s text:c="3"/>10 <text:s text:c="4"/>5 <text:s text:c="4"/>1 <text:s text:c="4"/>3 <text:s text:c="4"/>4 <text:s text:c="2"/>732]]</text:p>
      <text:p text:style-name="Preformatted_20_Text">0.9959727311962073</text:p>
      <text:p text:style-name="P13">99.69609304228398</text:p>
      <text:p text:style-name="P3">10%</text:p>
      <text:p text:style-name="P10"><text:s text:c="2"/>precision <text:s text:c="3"/>recall <text:s/>f1-score <text:s text:c="2"/>support</text:p>
      <text:p text:style-name="Preformatted_20_Text"/>
      <text:p text:style-name="Preformatted_20_Text"><text:s text:c="11"/>0 <text:s text:c="6"/>0.99 <text:s text:c="5"/>0.99 <text:s text:c="5"/>0.99 <text:s text:c="5"/>5968</text:p>
      <text:p text:style-name="Preformatted_20_Text"><text:s text:c="11"/>1 <text:s text:c="6"/>1.00 <text:s text:c="5"/>1.00 <text:s text:c="5"/>1.00 <text:s text:c="4"/>16784</text:p>
      <text:p text:style-name="Preformatted_20_Text"><text:s text:c="11"/>2 <text:s text:c="6"/>0.99 <text:s text:c="5"/>1.00 <text:s text:c="5"/>0.99 <text:s text:c="5"/>1889</text:p>
      <text:p text:style-name="Preformatted_20_Text"><text:s text:c="11"/>3 <text:s text:c="6"/>0.99 <text:s text:c="5"/>0.95 <text:s text:c="5"/>0.97 <text:s text:c="5"/>2758</text:p>
      <text:p text:style-name="Preformatted_20_Text"><text:s text:c="11"/>4 <text:s text:c="6"/>0.99 <text:s text:c="5"/>1.00 <text:s text:c="5"/>0.99 <text:s text:c="5"/>1211</text:p>
      <text:p text:style-name="Preformatted_20_Text"><text:s text:c="11"/>5 <text:s text:c="6"/>1.00 <text:s text:c="5"/>1.00 <text:s text:c="5"/>1.00 <text:s text:c="5"/>4526</text:p>
      <text:p text:style-name="Preformatted_20_Text"><text:s text:c="11"/>6 <text:s text:c="6"/>0.99 <text:s text:c="5"/>1.00 <text:s text:c="5"/>1.00 <text:s text:c="5"/>1197</text:p>
      <text:p text:style-name="Preformatted_20_Text"><text:s text:c="11"/>7 <text:s text:c="6"/>0.98 <text:s text:c="5"/>0.99 <text:s text:c="5"/>0.99 <text:s text:c="5"/>3314</text:p>
      <text:p text:style-name="Preformatted_20_Text"><text:s text:c="11"/>8 <text:s text:c="6"/>0.96 <text:s text:c="5"/>0.95 <text:s text:c="5"/>0.96 <text:s text:c="6"/>852</text:p>
      <text:p text:style-name="Preformatted_20_Text"/>
      <text:p text:style-name="Preformatted_20_Text"><text:s text:c="4"/>accuracy <text:s text:c="26"/>0.99 <text:s text:c="4"/>38499</text:p>
      <text:p text:style-name="Preformatted_20_Text"><text:s text:c="3"/>macro avg <text:s text:c="6"/>0.99 <text:s text:c="5"/>0.99 <text:s text:c="5"/>0.99 <text:s text:c="4"/>38499</text:p>
      <text:p text:style-name="Preformatted_20_Text">weighted avg <text:s text:c="6"/>0.99 <text:s text:c="5"/>0.99 <text:s text:c="5"/>0.99 <text:s text:c="4"/>38499</text:p>
      <text:p text:style-name="Preformatted_20_Text"/>
      <text:p text:style-name="Preformatted_20_Text">[[ 5925 <text:s text:c="3"/>13 <text:s text:c="4"/>2 <text:s text:c="3"/>21 <text:s text:c="4"/>0 <text:s text:c="4"/>0 <text:s text:c="4"/>0 <text:s text:c="4"/>7 <text:s text:c="4"/>0]</text:p>
      <text:p text:style-name="Preformatted_20_Text"><text:s/>[ <text:s text:c="3"/>0 16781 <text:s text:c="4"/>0 <text:s text:c="4"/>3 <text:s text:c="4"/>0 <text:s text:c="4"/>0 <text:s text:c="4"/>0 <text:s text:c="4"/>0 <text:s text:c="4"/>0]</text:p>
      <text:p text:style-name="Preformatted_20_Text"><text:s/>[ <text:s text:c="3"/>0 <text:s text:c="4"/>0 <text:s/>1886 <text:s text:c="4"/>1 <text:s text:c="4"/>0 <text:s text:c="4"/>0 <text:s text:c="4"/>0 <text:s text:c="4"/>1 <text:s text:c="4"/>1]</text:p>
      <text:p text:style-name="Preformatted_20_Text"><text:s/>[ <text:s text:c="2"/>36 <text:s text:c="3"/>25 <text:s text:c="4"/>0 <text:s/>2622 <text:s text:c="4"/>0 <text:s text:c="4"/>2 <text:s text:c="4"/>0 <text:s text:c="3"/>50 <text:s text:c="3"/>23]</text:p>
      <text:p text:style-name="Preformatted_20_Text"><text:s/>[ <text:s text:c="3"/>0 <text:s text:c="4"/>0 <text:s text:c="4"/>0 <text:s text:c="4"/>0 <text:s/>1206 <text:s text:c="4"/>0 <text:s text:c="4"/>0 <text:s text:c="4"/>0 <text:s text:c="4"/>5]</text:p>
      <text:p text:style-name="Preformatted_20_Text"><text:s/>[ <text:s text:c="3"/>0 <text:s text:c="4"/>0 <text:s text:c="4"/>0 <text:s text:c="4"/>0 <text:s text:c="4"/>0 <text:s/>4526 <text:s text:c="4"/>0 <text:s text:c="4"/>0 <text:s text:c="4"/>0]</text:p>
      <text:p text:style-name="Preformatted_20_Text"><text:s/>[ <text:s text:c="3"/>0 <text:s text:c="4"/>0 <text:s text:c="4"/>0 <text:s text:c="4"/>0 <text:s text:c="4"/>0 <text:s text:c="4"/>0 <text:s/>1194 <text:s text:c="4"/>0 <text:s text:c="4"/>3]</text:p>
      <text:p text:style-name="Preformatted_20_Text"><text:s/>[ <text:s text:c="3"/>6 <text:s text:c="4"/>1 <text:s text:c="4"/>9 <text:s text:c="4"/>1 <text:s text:c="4"/>0 <text:s text:c="4"/>0 <text:s text:c="4"/>0 <text:s/>3297 <text:s text:c="4"/>0]</text:p>
      <text:p text:style-name="Preformatted_20_Text"><text:s/>[ <text:s text:c="3"/>0 <text:s text:c="4"/>0 <text:s text:c="4"/>6 <text:s text:c="3"/>11 <text:s text:c="4"/>9 <text:s text:c="4"/>4 <text:s text:c="4"/>8 <text:s text:c="4"/>1 <text:s text:c="2"/>813]]</text:p>
      <text:p text:style-name="Preformatted_20_Text">0.9914260193951618</text:p>
      <text:p text:style-name="P13">99.35322995402478</text:p>
      <text:p text:style-name="P4"><text:soft-page-break/>5%</text:p>
      <text:p text:style-name="P4"/>
      <text:p text:style-name="P11"><text:s text:c="12"/>precision <text:s text:c="3"/>recall <text:s/>f1-score <text:s text:c="2"/>support</text:p>
      <text:p text:style-name="Preformatted_20_Text"/>
      <text:p text:style-name="Preformatted_20_Text"><text:s text:c="11"/>0 <text:s text:c="6"/>0.98 <text:s text:c="5"/>0.99 <text:s text:c="5"/>0.98 <text:s text:c="5"/>6299</text:p>
      <text:p text:style-name="Preformatted_20_Text"><text:s text:c="11"/>1 <text:s text:c="6"/>0.99 <text:s text:c="5"/>1.00 <text:s text:c="5"/>1.00 <text:s text:c="4"/>17717</text:p>
      <text:p text:style-name="Preformatted_20_Text"><text:s text:c="11"/>2 <text:s text:c="6"/>0.97 <text:s text:c="5"/>0.95 <text:s text:c="5"/>0.96 <text:s text:c="5"/>1994</text:p>
      <text:p text:style-name="Preformatted_20_Text"><text:s text:c="11"/>3 <text:s text:c="6"/>0.98 <text:s text:c="5"/>0.90 <text:s text:c="5"/>0.94 <text:s text:c="5"/>2911</text:p>
      <text:p text:style-name="Preformatted_20_Text"><text:s text:c="11"/>4 <text:s text:c="6"/>0.93 <text:s text:c="5"/>0.99 <text:s text:c="5"/>0.96 <text:s text:c="5"/>1278</text:p>
      <text:p text:style-name="Preformatted_20_Text"><text:s text:c="11"/>5 <text:s text:c="6"/>0.99 <text:s text:c="5"/>1.00 <text:s text:c="5"/>1.00 <text:s text:c="5"/>4778</text:p>
      <text:p text:style-name="Preformatted_20_Text"><text:s text:c="11"/>6 <text:s text:c="6"/>0.92 <text:s text:c="5"/>0.93 <text:s text:c="5"/>0.93 <text:s text:c="5"/>1263</text:p>
      <text:p text:style-name="Preformatted_20_Text"><text:s text:c="11"/>7 <text:s text:c="6"/>0.97 <text:s text:c="5"/>0.99 <text:s text:c="5"/>0.98 <text:s text:c="5"/>3498</text:p>
      <text:p text:style-name="Preformatted_20_Text"><text:s text:c="11"/>8 <text:s text:c="6"/>0.87 <text:s text:c="5"/>0.82 <text:s text:c="5"/>0.84 <text:s text:c="6"/>900</text:p>
      <text:p text:style-name="Preformatted_20_Text"/>
      <text:p text:style-name="Preformatted_20_Text"><text:s text:c="4"/>accuracy <text:s text:c="26"/>0.98 <text:s text:c="4"/>40638</text:p>
      <text:p text:style-name="Preformatted_20_Text"><text:s text:c="3"/>macro avg <text:s text:c="6"/>0.96 <text:s text:c="5"/>0.95 <text:s text:c="5"/>0.95 <text:s text:c="4"/>40638</text:p>
      <text:p text:style-name="Preformatted_20_Text">weighted avg <text:s text:c="6"/>0.98 <text:s text:c="5"/>0.98 <text:s text:c="5"/>0.98 <text:s text:c="4"/>40638</text:p>
      <text:p text:style-name="Preformatted_20_Text"/>
      <text:p text:style-name="Preformatted_20_Text">[[ 6209 <text:s text:c="3"/>28 <text:s text:c="4"/>6 <text:s text:c="3"/>27 <text:s text:c="4"/>0 <text:s text:c="4"/>0 <text:s text:c="4"/>4 <text:s text:c="3"/>25 <text:s text:c="4"/>0]</text:p>
      <text:p text:style-name="Preformatted_20_Text"><text:s/>[ <text:s text:c="3"/>1 17706 <text:s text:c="4"/>0 <text:s text:c="4"/>6 <text:s text:c="4"/>0 <text:s text:c="4"/>0 <text:s text:c="4"/>3 <text:s text:c="4"/>1 <text:s text:c="4"/>0]</text:p>
      <text:p text:style-name="Preformatted_20_Text"><text:s/>[ <text:s text:c="3"/>2 <text:s text:c="4"/>0 <text:s/>1901 <text:s text:c="4"/>0 <text:s text:c="3"/>10 <text:s text:c="4"/>0 <text:s text:c="3"/>43 <text:s text:c="3"/>16 <text:s text:c="3"/>22]</text:p>
      <text:p text:style-name="Preformatted_20_Text"><text:s/>[ <text:s text:c="2"/>66 <text:s text:c="3"/>57 <text:s text:c="4"/>3 <text:s/>2632 <text:s text:c="4"/>0 <text:s text:c="3"/>34 <text:s text:c="4"/>6 <text:s text:c="3"/>65 <text:s text:c="3"/>48]</text:p>
      <text:p text:style-name="Preformatted_20_Text"><text:s/>[ <text:s text:c="3"/>0 <text:s text:c="4"/>0 <text:s text:c="4"/>0 <text:s text:c="4"/>0 <text:s/>1269 <text:s text:c="4"/>0 <text:s text:c="4"/>0 <text:s text:c="4"/>0 <text:s text:c="4"/>9]</text:p>
      <text:p text:style-name="Preformatted_20_Text"><text:s/>[ <text:s text:c="3"/>0 <text:s text:c="4"/>0 <text:s text:c="4"/>0 <text:s text:c="4"/>0 <text:s text:c="4"/>0 <text:s/>4778 <text:s text:c="4"/>0 <text:s text:c="4"/>0 <text:s text:c="4"/>0]</text:p>
      <text:p text:style-name="Preformatted_20_Text"><text:s/>[ <text:s text:c="2"/>43 <text:s text:c="4"/>5 <text:s text:c="4"/>5 <text:s text:c="4"/>1 <text:s text:c="4"/>0 <text:s text:c="4"/>1 <text:s/>1180 <text:s text:c="4"/>0 <text:s text:c="3"/>28]</text:p>
      <text:p text:style-name="Preformatted_20_Text"><text:s/>[ <text:s text:c="3"/>5 <text:s text:c="4"/>0 <text:s text:c="3"/>26 <text:s text:c="4"/>0 <text:s text:c="4"/>0 <text:s text:c="4"/>0 <text:s text:c="4"/>5 <text:s/>3461 <text:s text:c="4"/>1]</text:p>
      <text:p text:style-name="Preformatted_20_Text"><text:s/>[ <text:s text:c="3"/>0 <text:s text:c="4"/>0 <text:s text:c="3"/>24 <text:s text:c="3"/>13 <text:s text:c="3"/>86 <text:s text:c="4"/>2 <text:s text:c="3"/>38 <text:s text:c="4"/>1 <text:s text:c="2"/>736]]</text:p>
      <text:p text:style-name="Preformatted_20_Text">0.9749966437243653</text:p>
      <text:p text:style-name="P13">98.11506471775185</text:p>
      <text:p text:style-name="P5">1%</text:p>
      <text:p text:style-name="P12">precision <text:s text:c="3"/>recall <text:s/>f1-score <text:s text:c="2"/>support</text:p>
      <text:p text:style-name="Preformatted_20_Text"/>
      <text:p text:style-name="Preformatted_20_Text"><text:s text:c="11"/>0 <text:s text:c="6"/>0.91 <text:s text:c="5"/>0.92 <text:s text:c="5"/>0.91 <text:s text:c="5"/>6565</text:p>
      <text:p text:style-name="Preformatted_20_Text"><text:s text:c="11"/>1 <text:s text:c="6"/>0.98 <text:s text:c="5"/>0.97 <text:s text:c="5"/>0.97 <text:s text:c="4"/>18463</text:p>
      <text:p text:style-name="Preformatted_20_Text"><text:s text:c="11"/>2 <text:s text:c="6"/>0.74 <text:s text:c="5"/>0.64 <text:s text:c="5"/>0.69 <text:s text:c="5"/>2078</text:p>
      <text:p text:style-name="Preformatted_20_Text"><text:s text:c="11"/>3 <text:s text:c="6"/>0.91 <text:s text:c="5"/>0.77 <text:s text:c="5"/>0.83 <text:s text:c="5"/>3033</text:p>
      <text:p text:style-name="Preformatted_20_Text"><text:s text:c="11"/>4 <text:s text:c="6"/>0.85 <text:s text:c="5"/>0.98 <text:s text:c="5"/>0.91 <text:s text:c="5"/>1332</text:p>
      <text:p text:style-name="Preformatted_20_Text"><text:s text:c="11"/>5 <text:s text:c="6"/>0.90 <text:s text:c="5"/>0.95 <text:s text:c="5"/>0.92 <text:s text:c="5"/>4979</text:p>
      <text:p text:style-name="Preformatted_20_Text"><text:s text:c="11"/>6 <text:s text:c="6"/>0.88 <text:s text:c="5"/>0.68 <text:s text:c="5"/>0.77 <text:s text:c="5"/>1317</text:p>
      <text:p text:style-name="Preformatted_20_Text"><text:s text:c="11"/>7 <text:s text:c="6"/>0.81 <text:s text:c="5"/>0.97 <text:s text:c="5"/>0.88 <text:s text:c="5"/>3645</text:p>
      <text:p text:style-name="Preformatted_20_Text"><text:s text:c="11"/>8 <text:s text:c="6"/>0.69 <text:s text:c="5"/>0.66 <text:s text:c="5"/>0.67 <text:s text:c="6"/>937</text:p>
      <text:p text:style-name="Preformatted_20_Text"/>
      <text:p text:style-name="Preformatted_20_Text"><text:s text:c="4"/>accuracy <text:s text:c="26"/>0.91 <text:s text:c="4"/>42349</text:p>
      <text:p text:style-name="Preformatted_20_Text"><text:s text:c="3"/>macro avg <text:s text:c="6"/>0.85 <text:s text:c="5"/>0.84 <text:s text:c="5"/>0.84 <text:s text:c="4"/>42349</text:p>
      <text:p text:style-name="Preformatted_20_Text">weighted avg <text:s text:c="6"/>0.91 <text:s text:c="5"/>0.91 <text:s text:c="5"/>0.91 <text:s text:c="4"/>42349</text:p>
      <text:p text:style-name="Preformatted_20_Text"/>
      <text:p text:style-name="Preformatted_20_Text">[[ 6022 <text:s text:c="2"/>183 <text:s text:c="3"/>74 <text:s text:c="2"/>142 <text:s text:c="4"/>0 <text:s text:c="3"/>18 <text:s text:c="4"/>3 <text:s text:c="2"/>122 <text:s text:c="4"/>1]</text:p>
      <text:p text:style-name="Preformatted_20_Text"><text:s/>[ <text:s text:c="2"/>67 17869 <text:s text:c="4"/>5 <text:s text:c="3"/>54 <text:s text:c="4"/>0 <text:s text:c="2"/>467 <text:s text:c="4"/>1 <text:s text:c="4"/>0 <text:s text:c="4"/>0]</text:p>
      <text:p text:style-name="Preformatted_20_Text"><text:s/>[ <text:s text:c="2"/>54 <text:s text:c="4"/>0 <text:s/>1330 <text:s text:c="4"/>3 <text:s text:c="4"/>2 <text:s text:c="4"/>7 <text:s text:c="2"/>102 <text:s text:c="2"/>484 <text:s text:c="3"/>96]</text:p>
      <text:p text:style-name="Preformatted_20_Text"><text:s/>[ <text:s/>232 <text:s text:c="2"/>126 <text:s text:c="3"/>98 <text:s/>2337 <text:s text:c="4"/>0 <text:s text:c="3"/>20 <text:s text:c="4"/>5 <text:s text:c="2"/>146 <text:s text:c="3"/>69]</text:p>
      <text:p text:style-name="Preformatted_20_Text"><text:s/>[ <text:s text:c="3"/>0 <text:s text:c="4"/>0 <text:s text:c="4"/>1 <text:s text:c="4"/>0 <text:s/>1311 <text:s text:c="3"/>18 <text:s text:c="4"/>0 <text:s text:c="4"/>0 <text:s text:c="4"/>2]</text:p>
      <text:p text:style-name="Preformatted_20_Text"><text:s/>[ <text:s/>138 <text:s text:c="3"/>68 <text:s text:c="4"/>7 <text:s text:c="4"/>3 <text:s text:c="4"/>5 <text:s/>4734 <text:s text:c="4"/>0 <text:s text:c="3"/>20 <text:s text:c="4"/>4]</text:p>
      <text:p text:style-name="Preformatted_20_Text"><text:s/>[ <text:s text:c="2"/>48 <text:s text:c="4"/>1 <text:s text:c="2"/>230 <text:s text:c="4"/>4 <text:s text:c="4"/>3 <text:s text:c="3"/>25 <text:s text:c="2"/>898 <text:s text:c="4"/>0 <text:s text:c="2"/>108]</text:p>
      <text:p text:style-name="Preformatted_20_Text"><text:s/>[ <text:s text:c="2"/>88 <text:s text:c="4"/>0 <text:s text:c="3"/>26 <text:s text:c="4"/>0 <text:s text:c="4"/>0 <text:s text:c="4"/>0 <text:s text:c="4"/>0 <text:s/>3530 <text:s text:c="4"/>1]</text:p>
      <text:p text:style-name="Preformatted_20_Text"><text:s/>[ <text:s text:c="3"/>0 <text:s text:c="4"/>0 <text:s text:c="3"/>26 <text:s text:c="3"/>25 <text:s text:c="2"/>213 <text:s text:c="4"/>0 <text:s text:c="3"/>17 <text:s text:c="3"/>39 <text:s text:c="2"/>617]]</text:p>
      <text:p text:style-name="Preformatted_20_Text">0.8843274479963448</text:p>
      <text:p text:style-name="P13">91.26071453871401</text:p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1T14:29:43.376906532</meta:creation-date>
    <dc:date>2021-03-31T18:32:08.584279946</dc:date>
    <meta:editing-duration>PT3H51M54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6" meta:paragraph-count="265" meta:word-count="1752" meta:character-count="12166" meta:non-whitespace-character-count="3951"/>
  </office:meta>
</office:document-meta>
</file>